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officeooo:rsid="00072e5c" officeooo:paragraph-rsid="00072e5c" style:font-size-asian="12.25pt" style:font-size-complex="14pt"/>
    </style:style>
    <style:style style:name="P2" style:family="paragraph" style:parent-style-name="Standard">
      <style:paragraph-properties fo:text-align="start" style:justify-single-word="false"/>
      <style:text-properties style:font-name="Liberation Serif" fo:font-size="14pt" fo:font-weight="normal" officeooo:rsid="0007d126" officeooo:paragraph-rsid="0007d126"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style:font-name="Liberation Serif" fo:font-size="14pt" fo:font-weight="normal" officeooo:rsid="0007d126" officeooo:paragraph-rsid="0007d126"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Liberation Serif" fo:font-size="14pt" fo:font-weight="normal" officeooo:rsid="000952fc" officeooo:paragraph-rsid="000952fc"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Serif" fo:font-size="14pt" fo:font-weight="normal" officeooo:rsid="00097c99" officeooo:paragraph-rsid="00097c99"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erif" fo:font-size="14pt" fo:font-weight="normal" officeooo:rsid="0009ae7b" officeooo:paragraph-rsid="0009ae7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Liberation Serif" fo:font-size="14pt" officeooo:rsid="00072e5c" officeooo:paragraph-rsid="0007d126" style:font-size-asian="14pt" style:font-size-complex="14pt"/>
    </style:style>
    <style:style style:name="P8" style:family="paragraph" style:parent-style-name="Standard">
      <style:paragraph-properties fo:text-align="center" style:justify-single-word="false"/>
      <style:text-properties style:font-name="Liberation Serif" fo:font-size="15pt" officeooo:rsid="00072e5c" officeooo:paragraph-rsid="00072e5c" style:font-size-asian="15pt" style:font-size-complex="15pt"/>
    </style:style>
    <style:style style:name="P9" style:family="paragraph" style:parent-style-name="Standard" style:list-style-name="L1">
      <style:paragraph-properties fo:text-align="center" style:justify-single-word="false"/>
      <style:text-properties style:font-name="Liberation Serif" fo:font-size="14pt" officeooo:rsid="00072e5c" officeooo:paragraph-rsid="00072e5c" style:font-size-asian="14pt" style:font-size-complex="14pt"/>
    </style:style>
    <style:style style:name="P10" style:family="paragraph" style:parent-style-name="Standard" style:list-style-name="L1">
      <style:paragraph-properties fo:text-align="start" style:justify-single-word="false"/>
      <style:text-properties style:font-name="Liberation Serif" fo:font-size="14pt" officeooo:rsid="00072e5c" officeooo:paragraph-rsid="0007d126" style:font-size-asian="14pt" style:font-size-complex="14pt"/>
    </style:style>
    <style:style style:name="P11" style:family="paragraph" style:parent-style-name="Standard" style:list-style-name="L1">
      <style:paragraph-properties fo:text-align="justify" style:justify-single-word="false"/>
      <style:text-properties style:font-name="Liberation Serif" fo:font-size="14pt" fo:font-weight="normal" officeooo:rsid="0007d126" officeooo:paragraph-rsid="00072e5c" style:font-size-asian="12.25pt" style:font-weight-asian="normal" style:font-size-complex="14pt" style:font-weight-complex="normal"/>
    </style:style>
    <style:style style:name="P12" style:family="paragraph" style:parent-style-name="Standard" style:list-style-name="L2">
      <style:paragraph-properties fo:text-align="start" style:justify-single-word="false"/>
      <style:text-properties style:font-name="Liberation Serif" fo:font-size="14pt" fo:font-weight="normal" officeooo:rsid="0007d126" officeooo:paragraph-rsid="0007d126" style:font-size-asian="12.25pt" style:font-weight-asian="normal" style:font-size-complex="14pt" style:font-weight-complex="normal"/>
    </style:style>
    <style:style style:name="P13" style:family="paragraph" style:parent-style-name="Standard" style:list-style-name="L3">
      <style:paragraph-properties fo:text-align="start" style:justify-single-word="false"/>
      <style:text-properties style:font-name="Liberation Serif" fo:font-size="14pt" fo:font-weight="normal" officeooo:rsid="0007d126" officeooo:paragraph-rsid="0007d12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erif" fo:font-size="14pt" fo:font-weight="normal" officeooo:rsid="0007d126" officeooo:paragraph-rsid="000ad943" style:font-size-asian="12.25pt" style:font-weight-asian="normal" style:font-size-complex="14pt" style:font-weight-complex="normal"/>
    </style:style>
    <style:style style:name="P15" style:family="paragraph" style:parent-style-name="Standard" style:list-style-name="L1">
      <style:paragraph-properties fo:text-align="start" style:justify-single-word="false"/>
      <style:text-properties style:font-name="Liberation Serif" fo:font-size="14pt" fo:font-weight="normal" officeooo:rsid="00072e5c" officeooo:paragraph-rsid="0007d126" style:font-size-asian="12.25pt" style:font-weight-asian="normal" style:font-size-complex="14pt" style:font-weight-complex="normal"/>
    </style:style>
    <style:style style:name="P16" style:family="paragraph" style:parent-style-name="Standard" style:list-style-name="L3">
      <style:paragraph-properties fo:text-align="start" style:justify-single-word="false"/>
      <style:text-properties style:font-name="Liberation Serif" fo:font-size="14pt" fo:font-weight="normal" officeooo:rsid="000952fc" officeooo:paragraph-rsid="000952fc" style:font-size-asian="12.25pt" style:font-weight-asian="normal" style:font-size-complex="14pt" style:font-weight-complex="normal"/>
    </style:style>
    <style:style style:name="P17" style:family="paragraph" style:parent-style-name="Standard" style:list-style-name="L3">
      <style:paragraph-properties fo:text-align="start" style:justify-single-word="false"/>
      <style:text-properties style:font-name="Liberation Serif" fo:font-size="14pt" fo:font-weight="normal" officeooo:rsid="000952fc" officeooo:paragraph-rsid="001049ae"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erif" fo:font-size="14pt" fo:font-weight="normal" officeooo:rsid="000952fc" officeooo:paragraph-rsid="000952fc" style:font-size-asian="12.25pt" style:font-weight-asian="normal" style:font-size-complex="14pt" style:font-weight-complex="normal"/>
    </style:style>
    <style:style style:name="P19" style:family="paragraph" style:parent-style-name="Standard">
      <style:paragraph-properties fo:text-align="center" style:justify-single-word="false"/>
      <style:text-properties style:font-name="Liberation Serif" fo:font-size="14pt" fo:font-weight="normal" officeooo:rsid="000952fc" officeooo:paragraph-rsid="000952fc"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style:font-name="Liberation Serif" fo:font-size="14pt" fo:font-weight="normal" officeooo:rsid="000952fc" officeooo:paragraph-rsid="000952fc"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style:font-name="Liberation Serif" fo:font-size="14pt" fo:font-weight="normal" officeooo:rsid="000952fc" officeooo:paragraph-rsid="000e19d0"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Liberation Serif" fo:font-size="14pt" fo:font-weight="normal" officeooo:rsid="000ad943" officeooo:paragraph-rsid="000ad943"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erif" fo:font-size="14pt" fo:font-weight="normal" officeooo:rsid="000c45c4" officeooo:paragraph-rsid="000c45c4"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0c45c4" officeooo:paragraph-rsid="000c45c4"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09ae7b" officeooo:paragraph-rsid="0009ae7b"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097c99" officeooo:paragraph-rsid="00097c99" style:font-size-asian="12.25pt" style:font-weight-asian="normal" style:font-size-complex="14pt" style:font-weight-complex="normal"/>
    </style:style>
    <style:style style:name="P27" style:family="paragraph" style:parent-style-name="Standard">
      <style:paragraph-properties fo:text-align="center" style:justify-single-word="false"/>
      <style:text-properties style:font-name="Liberation Serif" fo:font-size="14pt" officeooo:rsid="00072e5c" officeooo:paragraph-rsid="00072e5c" style:font-size-asian="12.25pt" style:font-size-complex="14pt"/>
    </style:style>
    <style:style style:name="P28" style:family="paragraph" style:parent-style-name="Standard">
      <style:paragraph-properties fo:text-align="start" style:justify-single-word="false"/>
      <style:text-properties style:font-name="Liberation Serif" fo:font-size="14pt" fo:font-weight="bold" officeooo:rsid="000c45c4" officeooo:paragraph-rsid="000c45c4"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style:font-name="Liberation Serif" fo:font-size="14pt" fo:font-weight="bold" officeooo:rsid="00121179" officeooo:paragraph-rsid="00121179" style:font-size-asian="12.25pt" style:font-weight-asian="bold" style:font-size-complex="14pt" style:font-weight-complex="bold"/>
    </style:style>
    <style:style style:name="P30" style:family="paragraph" style:parent-style-name="Standard">
      <style:paragraph-properties fo:text-align="center" style:justify-single-word="false"/>
      <style:text-properties style:font-name="LKLUG" fo:font-size="17pt" officeooo:rsid="00072e5c" officeooo:paragraph-rsid="00072e5c" style:font-size-asian="17pt" style:font-size-complex="17pt"/>
    </style:style>
    <style:style style:name="P31" style:family="paragraph" style:parent-style-name="Standard">
      <style:paragraph-properties fo:text-align="center" style:justify-single-word="false"/>
      <style:text-properties style:font-name="LKLUG" fo:font-size="16pt" officeooo:rsid="000c45c4" officeooo:paragraph-rsid="000c45c4" style:font-size-asian="16pt" style:font-size-complex="16pt"/>
    </style:style>
    <style:style style:name="P32" style:family="paragraph" style:parent-style-name="Standard">
      <style:paragraph-properties fo:text-align="center" style:justify-single-word="false"/>
      <style:text-properties style:font-name="LKLUG" fo:font-size="14pt" officeooo:rsid="000c45c4" officeooo:paragraph-rsid="000c45c4" style:font-size-asian="14pt" style:font-size-complex="14pt"/>
    </style:style>
    <style:style style:name="P33" style:family="paragraph" style:parent-style-name="Text_20_body" style:list-style-name="L8">
      <style:paragraph-properties fo:text-align="justify" style:justify-single-word="false"/>
      <style:text-properties style:font-name="Liberation Serif" fo:font-size="14pt" fo:font-weight="normal" officeooo:rsid="00121179" officeooo:paragraph-rsid="00121179" style:font-size-asian="14pt" style:font-weight-asian="normal" style:font-size-complex="14pt" style:font-weight-complex="normal"/>
    </style:style>
    <style:style style:name="P34" style:family="paragraph" style:parent-style-name="Text_20_body" style:list-style-name="L8">
      <style:text-properties fo:font-size="14pt" style:font-size-asian="14pt" style:font-size-complex="14pt"/>
    </style:style>
    <style:style style:name="P35" style:family="paragraph" style:parent-style-name="Text_20_body" style:list-style-name="L8">
      <style:text-properties fo:font-size="14pt" officeooo:rsid="00135e84" officeooo:paragraph-rsid="00135e84" style:font-size-asian="14pt" style:font-size-complex="14pt"/>
    </style:style>
    <style:style style:name="P36" style:family="paragraph" style:parent-style-name="Text_20_body" style:list-style-name="L8">
      <style:paragraph-properties fo:margin-top="0in" fo:margin-bottom="0in" loext:contextual-spacing="fals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09f051" style:font-weight-asian="bold" style:font-weight-complex="bold"/>
    </style:style>
    <style:style style:name="T3" style:family="text">
      <style:text-properties fo:font-weight="bold" officeooo:rsid="000c45c4" style:font-weight-asian="bold" style:font-weight-complex="bold"/>
    </style:style>
    <style:style style:name="T4" style:family="text">
      <style:text-properties fo:font-weight="bold" officeooo:rsid="00121e9c" style:font-weight-asian="bold" style:font-weight-complex="bold"/>
    </style:style>
    <style:style style:name="T5" style:family="text">
      <style:text-properties officeooo:rsid="0009ae7b"/>
    </style:style>
    <style:style style:name="T6" style:family="text">
      <style:text-properties officeooo:rsid="0009f051"/>
    </style:style>
    <style:style style:name="T7" style:family="text">
      <style:text-properties officeooo:rsid="000ad943"/>
    </style:style>
    <style:style style:name="T8" style:family="text">
      <style:text-properties officeooo:rsid="000c45c4"/>
    </style:style>
    <style:style style:name="T9" style:family="text">
      <style:text-properties fo:font-size="15pt" fo:font-weight="bold" style:font-size-asian="15pt" style:font-weight-asian="bold" style:font-size-complex="15pt" style:font-weight-complex="bold"/>
    </style:style>
    <style:style style:name="T10" style:family="text">
      <style:text-properties officeooo:rsid="000e19d0"/>
    </style:style>
    <style:style style:name="T11" style:family="text">
      <style:text-properties officeooo:rsid="000f59bf"/>
    </style:style>
    <style:style style:name="T12" style:family="text">
      <style:text-properties officeooo:rsid="00121179"/>
    </style:style>
    <style:style style:name="T13" style:family="text">
      <style:text-properties fo:font-size="37.5pt"/>
    </style:style>
    <style:style style:name="T14" style:family="text">
      <style:text-properties officeooo:rsid="00121e9c"/>
    </style:style>
    <style:style style:name="T15" style:family="text">
      <style:text-properties fo:font-weight="normal" style:font-weight-asian="normal" style:font-weight-complex="normal"/>
    </style:style>
    <style:style style:name="T16" style:family="text">
      <style:text-properties fo:font-weight="normal" officeooo:rsid="00121e9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EPORT</text:p>
      <text:p text:style-name="P1"><text:s/></text:p>
      <text:p text:style-name="P8"><text:span text:style-name="T1"><text:s/></text:span><text:span text:style-name="T2">Automatic conversion of an existing morphological processor into lttoolbox</text:span></text:p>
      <text:p text:style-name="P31"/>
      <text:p text:style-name="P32">Konigari Rachna and Suhan Prabhu</text:p>
      <text:p text:style-name="P1"/>
      <text:p text:style-name="P1"><text:span text:style-name="T1">Mentor</text:span> : <text:span text:style-name="T6">Soma Paul</text:span></text:p>
      <text:p text:style-name="P1"/>
      <text:list xml:id="list3266383944689437646" text:style-name="L1">
        <text:list-header>
          <text:p text:style-name="P9"/>
          <text:p text:style-name="P11"/>
        </text:list-header>
      </text:list>
      <text:p text:style-name="P3">The aim of this project was to expand the <text:span text:style-name="T6">Hindi</text:span> dictionary. <text:span text:style-name="T6">Hindi</text:span> dictionaries already exist <text:span text:style-name="T6">and they are of a decent size, however, they need explansion. Our project was a step in this direction. We can easily expand the dictionary, given a corpus.</text:span></text:p>
      <text:p text:style-name="P4">This project uses an already existing dictionary as a reference dictionary to add new words to the dictionary. The words which are not found in the reference dictionary are analysed and their paradigm table is predicted and hence an entry is generated in the dictionary for them. So, in a way we are expanding the already existing dictionary. </text:p>
      <text:p text:style-name="P4"/>
      <text:p text:style-name="P4">Our approach is corpus-based paradigm matching.</text:p>
      <text:p text:style-name="P4"/>
      <text:p text:style-name="P6">Dictionary acts as a useful tool in many domains of linguistics. If we already know the forms of a word, it becomes easier to annotate the data based on contextual information.</text:p>
      <text:p text:style-name="P19"/>
      <text:p text:style-name="P22"><text:span text:style-name="T1">PROC</text:span><text:span text:style-name="T3">E</text:span><text:span text:style-name="T1">DURE</text:span>:</text:p>
      <text:list xml:id="list150924168420098" text:continue-numbering="true" text:style-name="L1">
        <text:list-header>
          <text:p text:style-name="P10"/>
        </text:list-header>
        <text:list-item>
          <text:p text:style-name="P10">First, we <text:span text:style-name="T7">took a large hindi corpus from Anusaaraka lab.</text:span></text:p>
          <text:p text:style-name="P10"/>
        </text:list-item>
        <text:list-item>
          <text:p text:style-name="P10"><text:span text:style-name="T7">We then</text:span> annotate<text:span text:style-name="T7">d</text:span> the corpus. For that, we used the Postagger by LTRC. To suit the input format for the tagger, we had to tokenize the data by a tokenizer, downloaded form ltrc.iiit.ac.in.</text:p>
        </text:list-item>
      </text:list>
      <text:p text:style-name="P7"/>
      <text:list xml:id="list150924215484351" text:continue-numbering="true" text:style-name="L1">
        <text:list-item>
          <text:p text:style-name="P10"><text:span text:style-name="T7">We then </text:span>extract the Nouns from the tagged data. We wrote a python script <text:span text:style-name="T8">to do the same.</text:span></text:p>
          <text:p text:style-name="P15"/>
        </text:list-item>
      </text:list>
      <text:list xml:id="list754252591222900804" text:style-name="L2">
        <text:list-item>
          <text:p text:style-name="P12">Given an input, we first try to look for it in our existing dictionary. If we find an entry for the word in our dictionary, we generate its word forms based on the referenced paradigm table and print them.</text:p>
          <text:p text:style-name="P12"><text:soft-page-break/></text:p>
        </text:list-item>
        <text:list-item>
          <text:p text:style-name="P12">If we encounter a word that we can't find in our existing dictionary, we follow a simple rule to predict the paradigm table for that word.</text:p>
        </text:list-item>
      </text:list>
      <text:p text:style-name="P2"/>
      <text:p text:style-name="P14"><text:span text:style-name="T1">R</text:span><text:span text:style-name="T3">ULE</text:span>:</text:p>
      <text:p text:style-name="P14"/>
      <text:p text:style-name="P14">We categorize the words based on their endings, i.e. we say that if a word ends with a sound, say 'a', we can assume that its paradigm table will <text:s/>match with one of the already existing tables for words that end with 'a'. This simple rule shortens the list of tables that we need to try out fot our word.</text:p>
      <text:p text:style-name="P14"/>
      <text:p text:style-name="P23"><text:span text:style-name="T9">FURTHER PROCEDURE</text:span>:</text:p>
      <text:p text:style-name="P2"/>
      <text:list xml:id="list6249961107448242345" text:style-name="L3">
        <text:list-item>
          <text:p text:style-name="P13">In order to narrow down on one paradigm table for the word, we generate the word forms corresponding to all the paradigm tables and then for each one of them, we go back to the original corpus and start looking for entries of the generated forms in our corpus.</text:p>
          <text:p text:style-name="P13"/>
        </text:list-item>
        <text:list-item>
          <text:p text:style-name="P13">The paradigm table that has the maximum matchings in the corpus is assumed to be the one for the word and that it is most probable that the given word follows that paradigm table.</text:p>
          <text:p text:style-name="P13"/>
        </text:list-item>
        <text:list-item>
          <text:p text:style-name="P13"><text:span text:style-name="T12">W</text:span>here multiple tables get the the same number of matchings in the corpus, we display all the tables.</text:p>
          <text:p text:style-name="P16"/>
        </text:list-item>
        <text:list-item>
          <text:p text:style-name="P17">In case any of the generated forms <text:s/>cannot match to the ones in our original corpus, we cannot predict the paradigm table for the given word.</text:p>
        </text:list-item>
      </text:list>
      <text:p text:style-name="P18"/>
      <text:p text:style-name="P28">RESULTS:</text:p>
      <text:p text:style-name="P4"/>
      <text:p text:style-name="P4">We found that most of the words matched with one or the other of the already existing paradigm tables, but still there was a large number of words which could not be mapped to a single paradigm table and hence their paradigm tables are still doubtful, but such discrepancies can be resolved if we use a bigger corpus. <text:span text:style-name="T11">They can also be resolved by having a larger number of paradigm classes in out dictionary.</text:span></text:p>
      <text:p text:style-name="P4"/>
      <text:p text:style-name="P5">Similarly for words which could not be mapped to any of the tables, we can say for sure that given a larger corpus, we will definitely be able to find a paradigm table which describes its word forms.</text:p>
      <text:p text:style-name="P5"/>
      <text:p text:style-name="P24"/>
      <text:p text:style-name="P24"><text:soft-page-break/></text:p>
      <text:p text:style-name="P24"><text:span text:style-name="T1">CONCLUSION</text:span>:</text:p>
      <text:p text:style-name="P24"/>
      <text:p text:style-name="P21"><text:span text:style-name="T10">We observe from our project that for word forms whose paradigm tables were not known, they could be predicted by maximmal matching the results. </text:span>Thus, this is a <text:span text:style-name="T1">self improving</text:span> dictionary. <text:span text:style-name="T10">When we use a larger</text:span> corpus, we tend to get <text:s/><text:span text:style-name="T8">a wider variety of</text:span> data and <text:span text:style-name="T8">more matchings and </text:span>hence, <text:span text:style-name="T8">we </text:span>can predict the paradigm tables better. </text:p>
      <text:p text:style-name="P5"/>
      <text:p text:style-name="P5">A major limitation of our approach is that we consider the set of paradigm tables in our existing <text:s/>dictionary to be exhaustive. This restricts us to the given set of paradigm tables and hence for words which <text:span text:style-name="T5">cannot be mapped to one of these tables, we need another set of paradigm tables.</text:span></text:p>
      <text:p text:style-name="P6"/>
      <text:p text:style-name="P6">When we are provided with a substantially large corpus, we may get all the forms for the word in our corpus only and hence we can create a paradigm table with the help of a <text:span text:style-name="T11">proficient </text:span>native speaker for that language. </text:p>
      <text:p text:style-name="P4"/>
      <text:p text:style-name="P29">PAPERS and REFERENCES:</text:p>
      <text:p text:style-name="P29"/>
      <text:list xml:id="list6808313359712419698" text:style-name="L8">
        <text:list-item>
          <text:p text:style-name="P33">wiki.apertium.org (building dictionaries, using lttoolbox)</text:p>
        </text:list-item>
        <text:list-item>
          <text:p text:style-name="P36">ltrc.iiit.ac.in/analyser (shallow parser, tokenizer) </text:p>
        </text:list-item>
        <text:list-item>
          <text:p text:style-name="P36">NLP- A Paninian Perspective</text:p>
        </text:list-item>
        <text:list-item>
          <text:p text:style-name="P34">Building Morphological Analysers and Generators for Indian Languages using FST <text:span text:style-name="T1">by</text:span> <text:span text:style-name="T1">Amba Kulkarni </text:span><text:span text:style-name="T15">and </text:span><text:span text:style-name="T1">G UmaMaheshwar Rao</text:span> </text:p>
        </text:list-item>
        <text:list-item>
          <text:p text:style-name="P34">Automatic conversion of Indian Language Morphological Processors into Grammatical Framework (GF) <text:span text:style-name="T4">by</text:span><text:span text:style-name="T14"> </text:span><text:span text:style-name="T4">Soma Paul </text:span><text:span text:style-name="T16">and</text:span><text:span text:style-name="T4"> HarshaVardhan GSV</text:span></text:p>
        </text:list-item>
        <text:list-item>
          <text:p text:style-name="P35">HINDI DERIVATIONAL MORPHOLOGICAL ANALYZER <text:span text:style-name="T1">by Nikhil KV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lin </meta:initial-creator>
    <meta:creation-date>2015-12-07T15:40:37.944567506</meta:creation-date>
    <dc:date>2016-11-29T15:09:23.028339402</dc:date>
    <meta:editing-duration>PT43M8S</meta:editing-duration>
    <meta:editing-cycles>10</meta:editing-cycles>
    <meta:generator>LibreOffice/5.1.4.2$Linux_X86_64 LibreOffice_project/10m0$Build-2</meta:generator>
    <meta:document-statistic meta:table-count="0" meta:image-count="0" meta:object-count="0" meta:page-count="3" meta:paragraph-count="45" meta:word-count="820" meta:character-count="4589" meta:non-whitespace-character-count="3817"/>
  </office:meta>
</office:document-meta>
</file>